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p text:style-name="rststyle-textbody">Apache kurmak için:</text:p>
        <ns0:p ns0:style-name="rststyle-codeblock">$ apt install apache2</ns0:p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10</text:span>
          </text:span>
          <text:span text:style-name="rststyle-literal">
            <text:span text:style-name="rststyle-number">13</text:span>
         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5</text:span>
          </text:span>
          <text:span text:style-name="rststyle-literal">
            <text:span text:style-name="rststyle-number">1</text:span>
         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literal">
            <text:span text:style-name="rststyle-number">10</text:span>
          </text:span>
          <text:span text:style-name="rststyle-literal">
            <text:span text:style-name="rststyle-number">01</text:span>
          </text:span>
          <text:span text:style-name="rststyle-literal">
            <text:span text:style-name="rststyle-number">2020</text:span>
          </text:span>
          <text:span text:style-name="rststyle-literal">
            <text:span text:style-name="rststyle-number">11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396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0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80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29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whitespace">
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whitespace">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whitespace">
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whitespace">
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whitespace">
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whitespace">
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whitespace">
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whitespace">
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whitespace">
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whitespace">
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whitespace">
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whitespace">
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operator">(){</text:span>
          <text:span text:style-name="rststyle-keyword">while</text:span>
          <text:span text:style-name="rststyle-name">
            <text:span text:style-name="rststyle-builtin">read</text:span>
          </text:span>
          <text:span text:style-name="rststyle-punctuation">;</text:span>
          <text:span text:style-name="rststyle-keyword">do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keyword">done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punctuation">|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name">
            <text:span text:style-name="rststyle-builtin">cd</text:span>
          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punctuation">|</text:span>
          <text:span text:style-name="rststyle-punctuation">|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p text:style-name="rststyle-textbody">Eğer gpg anahtarınız yoksa oluşturmak için:</text:p>
          <ns0:p ns0:style-name="rststyle-codeblock">$ gpg --gen-key</ns0:p>
          <text:p text:style-name="rststyle-textbody">Oluşturduğumuz gpg anahtarını listelemek için:</text:p>
          <ns0:p ns0:style-name="rststyle-codeblock">$ gpg --list-keys</ns0:p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punctuation">|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1-09T14:46:11</meta:creation-date>
    <dc:creator>a</dc:creator>
    <dc:date>2023-01-09T14:46:11</dc:date>
    <dc:language>en-US</dc:language>
    <meta:editing-cycles>1</meta:editing-cycles>
    <meta:editing-duration>PT00M01S</meta:editing-duration>
    <dc:title>Debian için depo oluşturma</dc:title>
  </office:meta>
</office:document-meta>
</file>